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372cm" style:rel-column-width="778*"/>
    </style:style>
    <style:style style:name="Tabla1.B" style:family="table-column">
      <style:table-column-properties style:column-width="2.067cm" style:rel-column-width="1172*"/>
    </style:style>
    <style:style style:name="Tabla1.C" style:family="table-column">
      <style:table-column-properties style:column-width="1.265cm" style:rel-column-width="717*"/>
    </style:style>
    <style:style style:name="Tabla1.D" style:family="table-column">
      <style:table-column-properties style:column-width="7.932cm" style:rel-column-width="4497*"/>
    </style:style>
    <style:style style:name="Tabla1.E" style:family="table-column">
      <style:table-column-properties style:column-width="1.554cm" style:rel-column-width="881*"/>
    </style:style>
    <style:style style:name="Tabla1.F" style:family="table-column">
      <style:table-column-properties style:column-width="0.998cm" style:rel-column-width="566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A10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2" style:family="table-row">
      <style:table-row-properties style:min-row-height="0.536cm" style:keep-together="true" fo:keep-together="auto"/>
    </style:style>
    <style:style style:name="Tabla1.13" style:family="table-row">
      <style:table-row-properties style:min-row-height="0.72cm" style:keep-together="true" fo:keep-together="auto"/>
    </style:style>
    <style:style style:name="Tabla1.14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b551b" style:font-name-asian="Spranq eco sans" style:font-size-asian="10pt" style:font-name-complex="Spranq eco sans" style:font-size-complex="10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d3abc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fa05e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paragraph-rsid="00308712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308712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308712" style:font-name-asian="Spranq eco sans" style:font-size-asian="10pt" style:font-name-complex="Spranq eco sans" style:font-size-complex="10pt"/>
    </style:style>
    <style:style style:name="P20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2eb213" style:font-name-asian="Spranq eco sans" style:font-size-asian="10pt" style:font-name-complex="Times New Roman" style:font-size-complex="10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fa05e" style:font-name-asian="Spranq eco sans" style:font-size-asian="9pt" style:font-name-complex="Spranq eco sans" style:font-size-complex="9pt"/>
    </style:style>
    <style:style style:name="P22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308712" style:font-name-asian="Spranq eco sans" style:font-size-asian="9pt" style:font-name-complex="Spranq eco sans" style:font-size-complex="9pt"/>
    </style:style>
    <style:style style:name="P23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b551b" officeooo:paragraph-rsid="002b551b" style:font-name-asian="Spranq eco sans1" style:font-size-asian="10pt" style:font-name-complex="Spranq eco sans1" style:font-size-complex="10pt"/>
    </style:style>
    <style:style style:name="P24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308712" style:font-name-asian="Spranq eco sans1" style:font-size-asian="10pt" style:font-name-complex="Spranq eco sans1" style:font-size-complex="10pt"/>
    </style:style>
    <style:style style:name="P25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1572d6" officeooo:paragraph-rsid="002d3abc" style:font-name-asian="Spranq eco sans" style:font-size-asian="10pt" style:font-name-complex="Times New Roman" style:font-size-complex="10pt"/>
    </style:style>
    <style:style style:name="P26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1572d6" officeooo:paragraph-rsid="002eb213" style:font-name-asian="Spranq eco sans" style:font-size-asian="10pt" style:font-name-complex="Times New Roman" style:font-size-complex="10pt"/>
    </style:style>
    <style:style style:name="P27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28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2d3abc" style:font-name-asian="Spranq eco sans" style:font-size-asian="10pt" style:font-name-complex="Times New Roman" style:font-size-complex="10pt"/>
    </style:style>
    <style:style style:name="P29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2eb213" style:font-name-asian="Spranq eco sans" style:font-size-asian="10pt" style:font-name-complex="Times New Roman" style:font-size-complex="10pt"/>
    </style:style>
    <style:style style:name="P30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843b4"/>
    </style:style>
    <style:style style:name="T5" style:family="text">
      <style:text-properties officeooo:rsid="00296c2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fa05e"/>
    </style:style>
    <style:style style:name="T8" style:family="text">
      <style:text-properties officeooo:rsid="002d3abc"/>
    </style:style>
    <style:style style:name="T9" style:family="text">
      <style:text-properties fo:color="#0000c0" style:font-name="Monospace" officeooo:rsid="002eb213" style:font-name-asian="Monospace" style:font-name-complex="Monospace"/>
    </style:style>
    <style:style style:name="T10" style:family="text">
      <style:text-properties officeooo:rsid="001572d6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officeooo:rsid="001572d6"/>
    </style:style>
    <style:style style:name="T13" style:family="text">
      <style:text-properties style:use-window-font-color="true" style:font-name="Monospace" officeooo:rsid="002d3abc" style:font-name-asian="Monospace" style:font-name-complex="Monospace"/>
    </style:style>
    <style:style style:name="T14" style:family="text">
      <style:text-properties style:use-window-font-color="true" style:font-name="Monospace" officeooo:rsid="002eb213" style:font-name-asian="Monospace" style:font-name-complex="Monospace"/>
    </style:style>
    <style:style style:name="T15" style:family="text">
      <style:text-properties style:use-window-font-color="true" style:font-name="Monospace" officeooo:rsid="00308712" style:font-name-asian="Monospace" style:font-name-complex="Monospace"/>
    </style:style>
    <style:style style:name="T16" style:family="text">
      <style:text-properties style:use-window-font-color="true" officeooo:rsid="002eb213"/>
    </style:style>
    <style:style style:name="T17" style:family="text">
      <style:text-properties officeooo:rsid="002eb213"/>
    </style:style>
    <style:style style:name="T18" style:family="text">
      <style:text-properties officeooo:rsid="002fa05e"/>
    </style:style>
    <style:style style:name="T19" style:family="text">
      <style:text-properties officeooo:rsid="00308712"/>
    </style:style>
    <style:style style:name="T20" style:family="text">
      <style:text-properties fo:color="#000000" style:font-name="Monospace" officeooo:rsid="00308712" style:font-name-asian="Monospace" style:font-name-complex="Monospac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0">Identificador</text:p>
          </table:table-cell>
          <table:covered-table-cell/>
          <table:table-cell table:style-name="Tabla1.A1" table:number-columns-spanned="4" office:value-type="string">
            <text:p text:style-name="P10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<text:span text:style-name="T2">AC-</text:span>0<text:span text:style-name="T8">1</text:span><text:span text:style-name="T4">3</text:span></text:p>
          </table:table-cell>
          <table:covered-table-cell/>
          <table:table-cell table:style-name="Tabla1.C2" table:number-columns-spanned="4" office:value-type="string">
            <text:p text:style-name="P14"><text:span text:style-name="T8">Constructor del objeto PlayerImpl(String nombre)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0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27">1.<text:span text:style-name="T5"> </text:span><text:span text:style-name="T8">El atributo name se inicializa con el parametro nombre.</text:span></text:p>
            <text:p text:style-name="P25"><text:span text:style-name="T8">2. El atributo money se inicializa a cero.</text:span></text:p>
            <text:p text:style-name="P28"><text:span text:style-name="T10">3. El atributo</text:span><text:span text:style-name="T12"> </text:span><text:span text:style-name="T13">perfomance_max</text:span><text:span text:style-name="T8"> se inicializa a cero.</text:span></text:p>
            <text:p text:style-name="P25"><text:span text:style-name="T8">4. </text:span>El atributo<text:span text:style-name="T11"> </text:span><text:span text:style-name="T13">victory_points</text:span><text:span text:style-name="T8"> se inicializa a cero.</text:span></text:p>
            <text:p text:style-name="P26"><text:span text:style-name="T17">5. </text:span>El atributo<text:span text:style-name="T11"> </text:span><text:span text:style-name="T14">discart_pile se inicializa con la factoria.</text:span></text:p>
            <text:p text:style-name="P20"><text:span text:style-name="T17">6. </text:span>El atributo<text:span text:style-name="T11"> </text:span><text:span text:style-name="T16">talents</text:span><text:span text:style-name="T14"> se inicializa con la factoria.</text:span></text:p>
            <text:p text:style-name="P20"><text:span text:style-name="T17">7. </text:span>El atributo<text:span text:style-name="T11"> </text:span><text:span text:style-name="T16">performance_list</text:span><text:span text:style-name="T14"> se inicializa con la factoria.</text:span></text:p>
            <text:p text:style-name="P20"><text:span text:style-name="T17">8. </text:span>El atributo<text:span text:style-name="T11"> </text:span><text:span text:style-name="T16">reputationList</text:span><text:span text:style-name="T14"> se inicializa con </text:span><text:span text:style-name="T15">un método privado</text:span><text:span text:style-name="T14">.</text:span></text:p>
            <text:p text:style-name="P26"><text:span text:style-name="T17">9. </text:span>El atributo<text:span text:style-name="T11"> </text:span><text:span text:style-name="T16">reputation</text:span><text:span text:style-name="T14"> se inicializa a 1.</text:span></text:p>
            <text:p text:style-name="P26"><text:span text:style-name="T17">10. </text:span>El atributo<text:span text:style-name="T11"> </text:span><text:span text:style-name="T16">city</text:span><text:span text:style-name="T14"> se inicializa a null.</text:span></text:p>
            <text:p text:style-name="P29"><text:span text:style-name="T14">11. </text:span><text:span text:style-name="T12">El atributo </text:span><text:span text:style-name="T14">weeksToPerformance</text:span> se inicializa a 1.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0">Paso</text:p>
          </table:table-cell>
          <table:table-cell table:style-name="Tabla1.A8" table:number-columns-spanned="2" office:value-type="string">
            <text:p text:style-name="P10">Clase</text:p>
          </table:table-cell>
          <table:covered-table-cell/>
          <table:table-cell table:style-name="Tabla1.A8" office:value-type="string">
            <text:p text:style-name="P10">Método</text:p>
          </table:table-cell>
          <table:table-cell table:style-name="Tabla1.A8" office:value-type="string">
            <text:p text:style-name="P10">Mem.</text:p>
            <text:p text:style-name="P10">Técn.</text:p>
          </table:table-cell>
          <table:table-cell table:style-name="Tabla1.A8" office:value-type="string">
            <text:p text:style-name="P10">IU</text:p>
          </table:table-cell>
        </table:table-row>
        <table:table-row table:style-name="Tabla1.9">
          <table:table-cell table:style-name="Tabla1.A9" office:value-type="float" office:value="5.7">
            <text:p text:style-name="P17"><text:span text:style-name="T19">5,7</text:span></text:p>
          </table:table-cell>
          <table:table-cell table:style-name="Tabla1.C2" table:number-columns-spanned="2" office:value-type="string">
            <text:p text:style-name="P21"><text:span text:style-name="T18">CollectionsFactory</text:span></text:p>
          </table:table-cell>
          <table:covered-table-cell/>
          <table:table-cell table:style-name="Tabla1.C2" office:value-type="string">
            <text:p text:style-name="P12"><text:span text:style-name="T6">[</text:span><text:span text:style-name="T7">List&lt;E&gt;</text:span><text:span text:style-name="T6">] </text:span><text:span text:style-name="T7">createList()</text:span></text:p>
          </table:table-cell>
          <table:table-cell table:style-name="Tabla1.A9">
            <text:p text:style-name="P5"/>
          </table:table-cell>
          <table:table-cell table:style-name="Tabla1.C2" office:value-type="string">
            <text:p text:style-name="P15"><text:span text:style-name="T18">NO</text:span></text:p>
          </table:table-cell>
        </table:table-row>
        <table:table-row table:style-name="Tabla1.9">
          <table:table-cell table:style-name="Tabla1.A10" office:value-type="float" office:value="6">
            <text:p text:style-name="P18"><text:span text:style-name="T19">6</text:span></text:p>
          </table:table-cell>
          <table:table-cell table:style-name="Tabla1.B10" table:number-columns-spanned="2" office:value-type="string">
            <text:p text:style-name="P21"><text:span text:style-name="T18">CollectionsFactory</text:span></text:p>
          </table:table-cell>
          <table:covered-table-cell/>
          <table:table-cell table:style-name="Tabla1.B10" office:value-type="string">
            <text:p text:style-name="P11">[<text:span text:style-name="T18">Map&lt;K,E&gt;</text:span>] <text:span text:style-name="T18">createMap</text:span>()</text:p>
          </table:table-cell>
          <table:table-cell table:style-name="Tabla1.B10" office:value-type="string">
            <text:p text:style-name="P6"/>
          </table:table-cell>
          <table:table-cell table:style-name="Tabla1.B10" office:value-type="string">
            <text:p text:style-name="P7">NO</text:p>
          </table:table-cell>
        </table:table-row>
        <table:table-row table:style-name="Tabla1.9">
          <table:table-cell table:style-name="Tabla1.A10" office:value-type="float" office:value="8">
            <text:p text:style-name="P18"><text:span text:style-name="T19">8</text:span></text:p>
          </table:table-cell>
          <table:table-cell table:style-name="Tabla1.B10" table:number-columns-spanned="2" office:value-type="string">
            <text:p text:style-name="P22"><text:span text:style-name="T19">PlayerImpl</text:span></text:p>
          </table:table-cell>
          <table:covered-table-cell/>
          <table:table-cell table:style-name="Tabla1.B10" office:value-type="string">
            <text:p text:style-name="P24"><text:span text:style-name="T19">[List&lt;Integer&gt;] InicializateReputation()</text:span></text:p>
          </table:table-cell>
          <table:table-cell table:style-name="Tabla1.B10" office:value-type="string">
            <text:p text:style-name="P6"/>
          </table:table-cell>
          <table:table-cell table:style-name="Tabla1.B10" office:value-type="string">
            <text:p text:style-name="P19"><text:span text:style-name="T19">NO</text:span></text:p>
          </table:table-cell>
        </table:table-row>
        <table:table-row table:style-name="Tabla1.12">
          <table:table-cell table:style-name="Tabla1.A3" table:number-columns-spanned="6" office:value-type="string">
            <text:p text:style-name="P10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C2" table:number-columns-spanned="6" office:value-type="string">
            <text:p text:style-name="P8">[<text:span text:style-name="T1">void</text:span>] <text:span text:style-name="T5">execute</text:span> ();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3" table:number-columns-spanned="6" office:value-type="string">
            <text:p text:style-name="P1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Fco Javier</dc:creator>
    <meta:creation-date>2009-10-28T11:34:00</meta:creation-date>
    <dc:date>2011-01-16T11:23:03</dc:date>
    <meta:generator>OpenOffice.org/3.2$Linux OpenOffice.org_project/320m19$Build-9505</meta:generator>
    <meta:editing-duration>PT03H02M34S</meta:editing-duration>
    <meta:editing-cycles>18</meta:editing-cycles>
    <meta:document-statistic meta:table-count="1" meta:image-count="0" meta:object-count="0" meta:page-count="1" meta:paragraph-count="39" meta:word-count="155" meta:character-count="1022"/>
  </office:meta>
</office:document-meta>
</file>